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style:writing-mode="lr-tb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1a63bb"/>
    </style:style>
    <style:style style:name="T3" style:family="text">
      <style:text-properties officeooo:rsid="001a63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3R_mcid0"/><text:span text:style-name="T1">Universidade Federal do Rio de Janeiro (UFRJ)</text:span><text:bookmark text:name="page3R_mcid1"/><text:line-break/><text:span text:style-name="T1">COS470</text:span> – <text:span text:style-name="T1">Sistemas Distribuídos</text:span><text:bookmark text:name="page3R_mcid2"/><text:line-break/><text:span text:style-name="T1">Guilherme Araujo Thomaz</text:span><text:bookmark text:name="page3R_mcid3"/><text:line-break/><text:span text:style-name="T2">Trabalho prático</text:span><text:span text:style-name="T1"> 1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3:22:26.410464169</meta:creation-date>
    <dc:date>2023-04-12T13:23:31.831284997</dc:date>
    <meta:editing-duration>PT1M6S</meta:editing-duration>
    <meta:editing-cycles>1</meta:editing-cycles>
    <meta:document-statistic meta:table-count="0" meta:image-count="0" meta:object-count="0" meta:page-count="1" meta:paragraph-count="1" meta:word-count="16" meta:character-count="119" meta:non-whitespace-character-count="103"/>
    <meta:generator>LibreOffice/7.0.4.2$Linux_X86_64 LibreOffice_project/00$Build-2</meta:generator>
  </office:meta>
</office:document-meta>
</file>